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 table:number-columns-repeated="99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 table:number-columns-repeated="99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 table:number-columns-repeated="998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 table:number-columns-repeated="998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 table:number-columns-repeated="99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7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table:number-columns-repeated="997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table:number-columns-repeated="997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99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table:number-columns-repeated="99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QNRPaupiere</text:p>
          </table:table-cell>
          <table:table-cell table:number-columns-repeated="99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OpalBras</text:p>
          </table:table-cell>
          <table:table-cell table:number-columns-repeated="99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outte</text:p>
          </table:table-cell>
          <table:table-cell table:number-columns-repeated="99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Groom</text:p>
          </table:table-cell>
          <table:table-cell table:number-columns-repeated="99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table:number-columns-repeated="997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997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100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99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99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999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999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3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3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3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21:17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00:10:37</dc:date>
    <meta:editing-duration>PT16H12M9S</meta:editing-duration>
    <meta:editing-cycles>131</meta:editing-cycles>
    <meta:generator>LibreOffice/4.0.4.2$Linux_x86 LibreOffice_project/400m0$Build-2</meta:generator>
    <meta:document-statistic meta:table-count="1" meta:cell-count="187" meta:object-count="0"/>
  </office:meta>
</office:document-meta>
</file>